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1.5cm"/>
    </style:style>
    <style:style style:name="gr2" style:family="graphic" style:parent-style-name="standard">
      <style:graphic-properties draw:textarea-horizontal-align="justify" draw:textarea-vertical-align="middle" draw:auto-grow-height="false" fo:min-height="1.65cm" fo:min-width="2.7cm"/>
    </style:style>
    <style:style style:name="gr3" style:family="graphic" style:parent-style-name="standard">
      <style:graphic-properties draw:textarea-horizontal-align="justify" draw:textarea-vertical-align="middle" draw:auto-grow-height="false" fo:min-height="0.45cm" fo:min-width="2.7cm"/>
    </style:style>
    <style:style style:name="gr4" style:family="graphic" style:parent-style-name="standard">
      <style:graphic-properties draw:textarea-horizontal-align="justify" draw:textarea-vertical-align="middle" draw:auto-grow-height="false" fo:min-height="0.35cm" fo:min-width="2.7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45cm" fo:min-width="2.7cm"/>
    </style:style>
    <style:style style:name="gr7" style:family="graphic" style:parent-style-name="standard">
      <style:graphic-properties draw:textarea-horizontal-align="justify" draw:textarea-vertical-align="middle" draw:auto-grow-height="false" fo:min-height="0.35cm" fo:min-width="2.7cm"/>
    </style:style>
    <style:style style:name="gr8" style:family="graphic" style:parent-style-name="standard">
      <style:graphic-properties draw:textarea-horizontal-align="justify" draw:textarea-vertical-align="middle" draw:auto-grow-height="false" fo:min-height="1.147cm" fo:min-width="0.2cm"/>
    </style:style>
    <style:style style:name="gr9" style:family="graphic" style:parent-style-name="standard">
      <style:graphic-properties draw:textarea-horizontal-align="justify" draw:textarea-vertical-align="middle" draw:auto-grow-height="false" fo:min-height="0.265cm" fo:min-width="0.2cm"/>
    </style:style>
    <style:style style:name="gr10" style:family="graphic" style:parent-style-name="standard">
      <style:graphic-properties draw:textarea-horizontal-align="justify" draw:textarea-vertical-align="middle" draw:auto-grow-height="false" fo:min-height="0.264cm" fo:min-width="0.2cm"/>
    </style:style>
    <style:style style:name="gr11" style:family="graphic" style:parent-style-name="standard">
      <style:graphic-properties draw:textarea-horizontal-align="justify" draw:textarea-vertical-align="middle" draw:auto-grow-height="false" fo:min-height="0.192cm" fo:min-width="0.2cm"/>
    </style:style>
    <style:style style:name="gr12" style:family="graphic" style:parent-style-name="standard">
      <style:graphic-properties draw:textarea-horizontal-align="justify" draw:textarea-vertical-align="middle" draw:auto-grow-height="false" fo:min-height="0.779cm" fo:min-width="0.2cm"/>
    </style:style>
    <style:style style:name="gr13" style:family="graphic" style:parent-style-name="standard">
      <style:graphic-properties draw:textarea-horizontal-align="justify" draw:textarea-vertical-align="middle" draw:auto-grow-height="false" fo:min-height="0.934cm" fo:min-width="0.2cm"/>
    </style:style>
    <style:style style:name="gr14" style:family="graphic" style:parent-style-name="standard">
      <style:graphic-properties draw:textarea-horizontal-align="justify" draw:textarea-vertical-align="middle" draw:auto-grow-height="false" fo:min-height="0.186cm" fo:min-width="0.2cm"/>
    </style:style>
    <style:style style:name="gr15" style:family="graphic" style:parent-style-name="standard">
      <style:graphic-properties draw:textarea-horizontal-align="justify" draw:textarea-vertical-align="middle" draw:auto-grow-height="false" fo:min-height="0.124cm" fo:min-width="0.2cm"/>
    </style:style>
    <style:style style:name="gr16" style:family="graphic" style:parent-style-name="standard">
      <style:graphic-properties draw:textarea-horizontal-align="justify" draw:textarea-vertical-align="middle" draw:auto-grow-height="false" fo:min-height="0.622cm" fo:min-width="0.2cm"/>
    </style:style>
    <style:style style:name="gr17" style:family="graphic" style:parent-style-name="standard">
      <style:graphic-properties draw:textarea-horizontal-align="justify" draw:textarea-vertical-align="middle" draw:auto-grow-height="false" fo:min-height="0.124cm" fo:min-width="0.2cm"/>
    </style:style>
    <style:style style:name="gr18" style:family="graphic" style:parent-style-name="standard">
      <style:graphic-properties draw:textarea-horizontal-align="justify" draw:textarea-vertical-align="middle" draw:auto-grow-height="false" fo:min-height="0.186cm" fo:min-width="0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2cm" svg:height="0.8cm" svg:x="1.3cm" svg:y="4cm">
          <text:p text:style-name="P1"><text:span text:style-name="T1">Catalogu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9cm" svg:x="5.6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.2cm" svg:height="0.7cm" svg:x="5.6cm" svg:y="4.1cm">
          <text:p text:style-name="P1"><text:span text:style-name="T1">trajet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0.7cm" svg:x="5.6cm" svg:y="4.8cm">
          <text:p text:style-name="P1"><text:span text:style-name="T1">tailleMax=1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cm" svg:height="0.6cm" svg:x="5.6cm" svg:y="5.5cm">
          <text:p text:style-name="P1"><text:span text:style-name="T1">tailleCourante=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.3cm" svg:y1="4.4cm" svg:x2="5.6cm" svg:y2="4.45cm" draw:start-shape="id1" draw:start-glue-point="1" draw:end-shape="id2" svg:d="M3300 4400l2300 50" svg:viewBox="0 0 2301 51">
          <text:p/>
        </draw:connector>
        <draw:custom-shape draw:style-name="gr2" draw:text-style-name="P1" draw:layer="layout" svg:width="3.2cm" svg:height="1.9cm" svg:x="10.6cm" svg:y="7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0.7cm" svg:x="10.6cm" svg:y="7.3cm">
          <text:p text:style-name="P1"><text:span text:style-name="T1">trajet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0.7cm" svg:x="10.6cm" svg:y="8cm">
          <text:p text:style-name="P1"><text:span text:style-name="T1">tailleMax=1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cm" svg:height="0.6cm" svg:x="10.6cm" svg:y="8.7cm">
          <text:p text:style-name="P1"><text:span text:style-name="T1">tailleCourante=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9cm" svg:x="10.6cm" svg:y="7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2cm" svg:height="0.7cm" svg:x="10.6cm" svg:y="7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2cm" svg:height="0.7cm" svg:x="10.6cm" svg:y="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2cm" svg:height="0.6cm" svg:x="10.6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9cm" svg:x="10.6cm" svg:y="5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2cm" svg:height="0.7cm" svg:x="10.6cm" svg:y="5.3cm">
          <text:p text:style-name="P1"><text:span text:style-name="T1">TS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3.2cm" svg:height="0.7cm" svg:x="10.6cm" svg:y="6cm">
          <text:p text:style-name="P1"><text:span text:style-name="T1">TS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6" draw:id="id16" draw:layer="layout" svg:width="3.2cm" svg:height="0.6cm" svg:x="10.6cm" svg:y="6.7cm">
          <text:p text:style-name="P1"><text:span text:style-name="T1">TC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9cm" svg:x="10.6cm" svg:y="9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0.7cm" svg:x="10.6cm" svg:y="9.3cm">
          <text:p text:style-name="P1"><text:span text:style-name="T1">trajet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0.7cm" svg:x="10.6cm" svg:y="10cm">
          <text:p text:style-name="P1"><text:span text:style-name="T1">tailleMax=1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cm" svg:height="0.6cm" svg:x="10.6cm" svg:y="10.7cm">
          <text:p text:style-name="P1"><text:span text:style-name="T1">tailleCourante=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9cm" svg:x="10.6cm" svg:y="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2cm" svg:height="0.7cm" svg:x="10.6cm" svg:y="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2cm" svg:height="0.7cm" svg:x="10.6cm" svg:y="1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2cm" svg:height="0.6cm" svg:x="10.6cm" svg:y="11.2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8cm" svg:y1="4.45cm" svg:x2="10.6cm" svg:y2="5.65cm" draw:start-shape="id2" draw:start-glue-point="1" draw:end-shape="id3" svg:d="M8800 4450l1800 1200" svg:viewBox="0 0 1801 1201">
          <text:p/>
        </draw:connector>
        <draw:custom-shape draw:style-name="gr2" draw:text-style-name="P1" draw:layer="layout" svg:width="3.2cm" svg:height="1.9cm" svg:x="14.2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0.7cm" svg:x="14.2cm" svg:y="1.5cm">
          <text:p text:style-name="P1"><text:span text:style-name="T1">dep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0.7cm" svg:x="14.2cm" svg:y="2.2cm">
          <text:p text:style-name="P1"><text:span text:style-name="T1">arrive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cm" svg:height="0.6cm" svg:x="14.2cm" svg:y="2.9cm">
          <text:p text:style-name="P1"><text:span text:style-name="T1">moyenTranspor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9cm" svg:x="14.2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3.2cm" svg:height="0.7cm" svg:x="14.2cm" svg:y="1.5cm">
          <text:p text:style-name="P1"><text:span text:style-name="T1">dep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3.2cm" svg:height="0.7cm" svg:x="14.2cm" svg:y="2.2cm">
          <text:p text:style-name="P1"><text:span text:style-name="T1">arrive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3.2cm" svg:height="0.6cm" svg:x="14.2cm" svg:y="2.9cm">
          <text:p text:style-name="P1"><text:span text:style-name="T1">moyenTransport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1.397cm" svg:x="19.5cm" svg:y="1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0.7cm" svg:height="0.515cm" svg:x="19.5cm" svg:y="1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19.5cm" svg:y="2.015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19.5cm" svg:y="2.529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19.5cm" svg:y="2.9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19.5cm" svg:y="2.97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19.5cm" svg:y="3.485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19.5cm" svg:y="2.9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19.5cm" svg:y="2.97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19.5cm" svg:y="3.485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7cm" svg:height="1.184cm" svg:x="18.3cm" svg:y="2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5" draw:id="id5" draw:layer="layout" svg:width="0.7cm" svg:height="0.436cm" svg:x="18.3cm" svg:y="2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cm" svg:height="0.436cm" svg:x="18.3cm" svg:y="2.736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7cm" svg:height="0.374cm" svg:x="18.3cm" svg:y="3.172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7cm" svg:height="0.872cm" svg:x="18.3cm" svg:y="3.54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cm" svg:height="0.436cm" svg:x="18.3cm" svg:y="3.546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cm" svg:height="0.436cm" svg:x="18.3cm" svg:y="3.982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7cm" svg:height="0.872cm" svg:x="18.3cm" svg:y="3.54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cm" svg:height="0.436cm" svg:x="18.3cm" svg:y="3.546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cm" svg:height="0.436cm" svg:x="18.3cm" svg:y="3.982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7cm" svg:height="1.184cm" svg:x="18.3cm" svg:y="4.41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cm" svg:height="0.436cm" svg:x="18.3cm" svg:y="4.41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cm" svg:height="0.436cm" svg:x="18.3cm" svg:y="4.854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7cm" svg:height="0.374cm" svg:x="18.3cm" svg:y="5.29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7cm" svg:height="0.374cm" svg:x="18.3cm" svg:y="5.66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cm" svg:height="0.436cm" svg:x="18.3cm" svg:y="5.664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7cm" svg:height="0.436cm" svg:x="18.3cm" svg:y="5.66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cm" svg:height="0.436cm" svg:x="18.3cm" svg:y="5.664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1.397cm" svg:x="16.7cm" svg:y="4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9" draw:id="id9" draw:layer="layout" svg:width="0.7cm" svg:height="0.515cm" svg:x="16.7cm" svg:y="4.2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16.7cm" svg:y="4.71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16.7cm" svg:y="5.229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16.7cm" svg:y="5.6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16.7cm" svg:y="5.67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16.7cm" svg:y="6.185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16.7cm" svg:y="5.6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16.7cm" svg:y="5.671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16.7cm" svg:y="6.185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16.7cm" svg:y="6.685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7.4cm" svg:y1="2.55cm" svg:x2="18.3cm" svg:y2="2.518cm" draw:start-shape="id4" draw:end-shape="id5" draw:end-glue-point="3" svg:d="M17400 2550l900-32" svg:viewBox="0 0 901 33">
          <text:p/>
        </draw:connector>
        <draw:connector draw:style-name="gr5" draw:text-style-name="P3" draw:layer="layout" draw:type="line" svg:x1="17.4cm" svg:y1="1.85cm" svg:x2="19.5cm" svg:y2="1.757cm" draw:start-shape="id6" draw:end-shape="id7" draw:end-glue-point="3" svg:d="M17400 1850l2100-93" svg:viewBox="0 0 2101 94">
          <text:p/>
        </draw:connector>
        <draw:connector draw:style-name="gr5" draw:text-style-name="P3" draw:layer="layout" draw:type="line" svg:x1="17.4cm" svg:y1="3.2cm" svg:x2="17.4cm" svg:y2="4.457cm" draw:start-shape="id8" draw:end-shape="id9" draw:end-glue-point="1" svg:d="M17400 3200v1257" svg:viewBox="0 0 1 1258">
          <text:p/>
        </draw:connector>
        <draw:connector draw:style-name="gr5" draw:text-style-name="P3" draw:layer="layout" svg:x1="12.2cm" svg:y1="5.3cm" svg:x2="14.2cm" svg:y2="1.85cm" draw:start-shape="id3" draw:end-shape="id6" draw:end-glue-point="3" svg:d="M12200 5300v-3450h2000" svg:viewBox="0 0 2001 3451">
          <text:p/>
        </draw:connector>
        <draw:custom-shape draw:style-name="gr2" draw:text-style-name="P1" draw:layer="layout" svg:width="3.2cm" svg:height="1.9cm" svg:x="18.9cm" svg:y="7.1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0.7cm" svg:x="18.9cm" svg:y="7.101cm">
          <text:p text:style-name="P1"><text:span text:style-name="T1">dep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0.7cm" svg:x="18.9cm" svg:y="7.801cm">
          <text:p text:style-name="P1"><text:span text:style-name="T1">arrive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cm" svg:height="0.6cm" svg:x="18.9cm" svg:y="8.501cm">
          <text:p text:style-name="P1"><text:span text:style-name="T1">moyenTranspor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9cm" svg:x="18.9cm" svg:y="7.1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3.2cm" svg:height="0.7cm" svg:x="18.9cm" svg:y="7.101cm">
          <text:p text:style-name="P1"><text:span text:style-name="T1">dep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3.2cm" svg:height="0.7cm" svg:x="18.9cm" svg:y="7.801cm">
          <text:p text:style-name="P1"><text:span text:style-name="T1">arrive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3" draw:id="id13" draw:layer="layout" svg:width="3.2cm" svg:height="0.6cm" svg:x="18.9cm" svg:y="8.501cm">
          <text:p text:style-name="P1"><text:span text:style-name="T1">moyenTransport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1.397cm" svg:x="24.2cm" svg:y="7.1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2" draw:id="id12" draw:layer="layout" svg:width="0.7cm" svg:height="0.515cm" svg:x="24.2cm" svg:y="7.101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4.2cm" svg:y="7.616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24.2cm" svg:y="8.13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4.2cm" svg:y="8.57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4.2cm" svg:y="8.57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4.2cm" svg:y="9.086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4.2cm" svg:y="8.57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4.2cm" svg:y="8.57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4.2cm" svg:y="9.086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7cm" svg:height="0.374cm" svg:x="23cm" svg:y="10.46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cm" svg:height="0.436cm" svg:x="23cm" svg:y="10.465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7cm" svg:height="0.436cm" svg:x="23cm" svg:y="10.46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cm" svg:height="0.436cm" svg:x="23cm" svg:y="10.565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1.397cm" svg:x="21.4cm" svg:y="9.8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4" draw:id="id14" draw:layer="layout" svg:width="0.7cm" svg:height="0.515cm" svg:x="21.4cm" svg:y="9.80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1.4cm" svg:y="10.316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21.4cm" svg:y="10.83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1.4cm" svg:y="11.27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1.4cm" svg:y="11.27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1.4cm" svg:y="11.786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1.4cm" svg:y="11.27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1.4cm" svg:y="11.272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1.4cm" svg:y="11.786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2.1cm" svg:y1="8.151cm" svg:x2="23cm" svg:y2="8.119cm" draw:start-shape="id10" svg:d="M22100 8151l900-32" svg:viewBox="0 0 901 33">
          <text:p/>
        </draw:connector>
        <draw:connector draw:style-name="gr5" draw:text-style-name="P3" draw:layer="layout" draw:type="line" svg:x1="22.1cm" svg:y1="7.451cm" svg:x2="24.2cm" svg:y2="7.358cm" draw:start-shape="id11" draw:end-shape="id12" draw:end-glue-point="3" svg:d="M22100 7451l2100-93" svg:viewBox="0 0 2101 94">
          <text:p/>
        </draw:connector>
        <draw:connector draw:style-name="gr5" draw:text-style-name="P3" draw:layer="layout" draw:type="line" svg:x1="22.1cm" svg:y1="8.801cm" svg:x2="22.1cm" svg:y2="10.058cm" draw:start-shape="id13" draw:end-shape="id14" draw:end-glue-point="1" svg:d="M22100 8801v1257" svg:viewBox="0 0 1 1258">
          <text:p/>
        </draw:connector>
        <draw:custom-shape draw:style-name="gr8" draw:text-style-name="P1" draw:layer="layout" svg:width="0.7cm" svg:height="1.397cm" svg:x="24.2cm" svg:y="7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4.2cm" svg:y="7.1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4.2cm" svg:y="7.615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24.2cm" svg:y="8.129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4.2cm" svg:y="8.5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4.2cm" svg:y="8.57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4.2cm" svg:y="9.085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4.2cm" svg:y="8.5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4.2cm" svg:y="8.57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4.2cm" svg:y="9.085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1.397cm" svg:x="22.975cm" svg:y="8.02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2.975cm" svg:y="8.029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2.975cm" svg:y="8.544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22.975cm" svg:y="9.058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2.975cm" svg:y="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2.975cm" svg:y="9.5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2.975cm" svg:y="10.014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2.975cm" svg:y="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2.975cm" svg:y="9.5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2.975cm" svg:y="10.014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1.397cm" svg:x="22.975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2.975cm" svg:y="8.028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2.975cm" svg:y="8.543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22.975cm" svg:y="9.057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2.975cm" svg:y="9.4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2.975cm" svg:y="9.499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2.975cm" svg:y="10.013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2.975cm" svg:y="9.4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2.975cm" svg:y="9.499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2.975cm" svg:y="10.013cm">
          <text:p text:style-name="P1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3.8cm" svg:y1="6.35cm" svg:x2="18.9cm" svg:y2="7.451cm" draw:start-shape="id15" draw:start-glue-point="1" draw:end-shape="id11" svg:d="M13800 6350h2550v1101h2550" svg:viewBox="0 0 5101 1102">
          <text:p/>
        </draw:connector>
        <draw:custom-shape draw:style-name="gr3" draw:text-style-name="P2" xml:id="id17" draw:id="id17" draw:layer="layout" svg:width="3.2cm" svg:height="0.7cm" svg:x="1.8cm" svg:y="13.8cm">
          <text:p text:style-name="P1"><text:span text:style-name="T1">trajet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0.7cm" svg:x="1.8cm" svg:y="14.5cm">
          <text:p text:style-name="P1"><text:span text:style-name="T1">tailleMax=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0.6cm" svg:y1="7cm" svg:x2="5cm" svg:y2="14.15cm" draw:start-shape="id16" draw:start-glue-point="3" draw:end-shape="id17" svg:d="M10600 7000h-2800v7150h-2800" svg:viewBox="0 0 5601 7151">
          <text:p/>
        </draw:connector>
        <draw:custom-shape draw:style-name="gr3" draw:text-style-name="P2" draw:layer="layout" svg:width="3.2cm" svg:height="0.7cm" svg:x="1.8cm" svg:y="13.8cm">
          <text:p text:style-name="P1"><text:span text:style-name="T1">trajet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8" draw:id="id18" draw:layer="layout" svg:width="3.2cm" svg:height="0.7cm" svg:x="1.8cm" svg:y="13.8cm">
          <text:p text:style-name="P1"><text:span text:style-name="T1">trajet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0.7cm" svg:x="1.8cm" svg:y="15.2cm">
          <text:p text:style-name="P1"><text:span text:style-name="T1">tailleCourante=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0.7cm" svg:x="8.4cm" svg:y="14.7cm">
          <text:p text:style-name="P1"><text:span text:style-name="T1">trajet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4" draw:id="id34" draw:layer="layout" svg:width="3.2cm" svg:height="0.7cm" svg:x="8.4cm" svg:y="15.4cm">
          <text:p text:style-name="P1"><text:span text:style-name="T1">TS2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0.7cm" svg:x="8.4cm" svg:y="14.7cm">
          <text:p text:style-name="P1"><text:span text:style-name="T1">trajet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9" draw:id="id19" draw:layer="layout" svg:width="3.2cm" svg:height="0.7cm" svg:x="8.4cm" svg:y="14.7cm">
          <text:p text:style-name="P1"><text:span text:style-name="T1">TS2-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5cm" svg:y1="14.15cm" svg:x2="8.4cm" svg:y2="15.05cm" draw:start-shape="id18" draw:end-shape="id19" svg:d="M5000 14150h1700v900h1700" svg:viewBox="0 0 3401 901">
          <text:p/>
        </draw:connector>
        <draw:custom-shape draw:style-name="gr2" draw:text-style-name="P1" draw:layer="layout" svg:width="3.2cm" svg:height="1.9cm" svg:x="21.7cm" svg:y="12.4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0.7cm" svg:x="21.7cm" svg:y="12.401cm">
          <text:p text:style-name="P1"><text:span text:style-name="T1">dep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0.7cm" svg:x="21.7cm" svg:y="13.101cm">
          <text:p text:style-name="P1"><text:span text:style-name="T1">arrive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cm" svg:height="0.6cm" svg:x="21.7cm" svg:y="13.801cm">
          <text:p text:style-name="P1"><text:span text:style-name="T1">moyenTranspor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9cm" svg:x="21.7cm" svg:y="12.4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2" draw:id="id22" draw:layer="layout" svg:width="3.2cm" svg:height="0.7cm" svg:x="21.7cm" svg:y="12.401cm">
          <text:p text:style-name="P1"><text:span text:style-name="T1">dep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0.7cm" svg:x="21.7cm" svg:y="13.101cm">
          <text:p text:style-name="P1"><text:span text:style-name="T1">arrive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0" draw:id="id20" draw:layer="layout" svg:width="3.2cm" svg:height="0.6cm" svg:x="21.7cm" svg:y="13.801cm">
          <text:p text:style-name="P1"><text:span text:style-name="T1">moyenTransport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1.397cm" svg:x="27cm" svg:y="12.4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7cm" svg:y="12.401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7cm" svg:y="12.916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27cm" svg:y="13.43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7cm" svg:y="13.87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7cm" svg:y="13.87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7cm" svg:y="14.386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7cm" svg:y="13.87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7cm" svg:y="13.87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7cm" svg:y="14.386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1.397cm" svg:x="24.2cm" svg:y="15.1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21" draw:id="id21" draw:layer="layout" svg:width="0.7cm" svg:height="0.515cm" svg:x="24.2cm" svg:y="15.101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4.2cm" svg:y="15.61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24.2cm" svg:y="16.13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4.2cm" svg:y="16.57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4.2cm" svg:y="16.57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4.2cm" svg:y="17.086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4.2cm" svg:y="16.57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4.2cm" svg:y="16.572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4.2cm" svg:y="17.08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4.2cm" svg:y="17.586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4.9cm" svg:y1="14.101cm" svg:x2="24.9cm" svg:y2="15.358cm" draw:start-shape="id20" draw:end-shape="id21" draw:end-glue-point="1" svg:d="M24900 14101v1257" svg:viewBox="0 0 1 1258">
          <text:p/>
        </draw:connector>
        <draw:custom-shape draw:style-name="gr8" draw:text-style-name="P1" draw:layer="layout" svg:width="0.7cm" svg:height="1.397cm" svg:x="27cm" svg:y="12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29" draw:id="id29" draw:layer="layout" svg:width="0.7cm" svg:height="0.515cm" svg:x="27cm" svg:y="12.4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7cm" svg:y="12.91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27cm" svg:y="13.429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7cm" svg:y="13.8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7cm" svg:y="13.87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7cm" svg:y="14.385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7cm" svg:y="13.8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7cm" svg:y="13.871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7cm" svg:y="14.38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1.397cm" svg:x="27cm" svg:y="14.9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7cm" svg:y="14.901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7cm" svg:y="15.416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27cm" svg:y="15.93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7cm" svg:y="16.37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7cm" svg:y="16.37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7cm" svg:y="16.886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7cm" svg:y="16.37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7cm" svg:y="16.37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7cm" svg:y="16.886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1.397cm" svg:x="27cm" svg:y="14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7cm" svg:y="14.9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7cm" svg:y="15.41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27cm" svg:y="15.929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7cm" svg:y="16.3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7cm" svg:y="16.37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7cm" svg:y="16.885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7cm" svg:y="16.3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7cm" svg:y="16.371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7cm" svg:y="16.885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4.2cm" svg:y="18.1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1.6cm" svg:y1="15.05cm" svg:x2="21.7cm" svg:y2="12.751cm" draw:start-shape="id19" draw:end-shape="id22" draw:end-glue-point="3" svg:d="M11600 15050h5050v-2299h5050" svg:viewBox="0 0 10101 2300">
          <text:p/>
        </draw:connector>
        <draw:custom-shape draw:style-name="gr3" draw:text-style-name="P2" draw:layer="layout" svg:width="3.2cm" svg:height="0.7cm" svg:x="21.7cm" svg:y="13.037cm">
          <text:p text:style-name="P1"><text:span text:style-name="T1">arrive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cm" svg:height="0.6cm" svg:x="21.7cm" svg:y="13.737cm">
          <text:p text:style-name="P1"><text:span text:style-name="T1">moyenTranspo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8" draw:id="id28" draw:layer="layout" svg:width="3.2cm" svg:height="0.7cm" svg:x="21.7cm" svg:y="13.037cm">
          <text:p text:style-name="P1"><text:span text:style-name="T1">arrive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3" draw:id="id23" draw:layer="layout" svg:width="3.2cm" svg:height="0.6cm" svg:x="21.7cm" svg:y="13.737cm">
          <text:p text:style-name="P1"><text:span text:style-name="T1">moyenTranspor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7cm" svg:y="12.85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27cm" svg:y="13.366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7cm" svg:y="13.8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7cm" svg:y="13.8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7cm" svg:y="14.322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7cm" svg:y="13.8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7cm" svg:y="13.8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7cm" svg:y="14.322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1.397cm" svg:x="24.2cm" svg:y="15.03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24" draw:id="id24" draw:layer="layout" svg:width="0.7cm" svg:height="0.515cm" svg:x="24.2cm" svg:y="15.037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4.2cm" svg:y="15.55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24.2cm" svg:y="16.066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4.2cm" svg:y="16.5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4.2cm" svg:y="16.5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4.2cm" svg:y="17.022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4.2cm" svg:y="16.5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4.2cm" svg:y="16.508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4.2cm" svg:y="17.02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4.2cm" svg:y="17.522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4.9cm" svg:y1="14.037cm" svg:x2="24.9cm" svg:y2="15.294cm" draw:start-shape="id23" draw:end-shape="id24" draw:end-glue-point="1" svg:d="M24900 14037v1257" svg:viewBox="0 0 1 1258">
          <text:p/>
        </draw:connector>
        <draw:custom-shape draw:style-name="gr10" draw:text-style-name="P2" draw:layer="layout" svg:width="0.7cm" svg:height="0.514cm" svg:x="27cm" svg:y="12.85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27cm" svg:y="13.36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7cm" svg:y="13.80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7cm" svg:y="13.80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7cm" svg:y="14.321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7cm" svg:y="13.80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7cm" svg:y="13.807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7cm" svg:y="14.321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1.397cm" svg:x="27cm" svg:y="14.83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7cm" svg:y="14.837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7cm" svg:y="15.35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27cm" svg:y="15.866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7cm" svg:y="16.3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7cm" svg:y="16.3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7cm" svg:y="16.822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7cm" svg:y="16.3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7cm" svg:y="16.3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7cm" svg:y="16.822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1.397cm" svg:x="27cm" svg:y="14.8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7cm" svg:y="14.836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7cm" svg:y="15.351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27cm" svg:y="15.86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7cm" svg:y="16.30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7cm" svg:y="16.30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7cm" svg:y="16.821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7cm" svg:y="16.30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7cm" svg:y="16.307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7cm" svg:y="16.821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4.2cm" svg:y="18.036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9cm" svg:x="15.9cm" svg:y="15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0.7cm" svg:x="15.9cm" svg:y="15.3cm">
          <text:p text:style-name="P1"><text:span text:style-name="T1">dep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0.7cm" svg:x="15.9cm" svg:y="16cm">
          <text:p text:style-name="P1"><text:span text:style-name="T1">arrive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cm" svg:height="0.6cm" svg:x="15.9cm" svg:y="16.7cm">
          <text:p text:style-name="P1"><text:span text:style-name="T1">moyenTranspor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9cm" svg:x="15.9cm" svg:y="15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5" draw:id="id25" draw:layer="layout" svg:width="3.2cm" svg:height="0.7cm" svg:x="15.9cm" svg:y="15.3cm">
          <text:p text:style-name="P1"><text:span text:style-name="T1">dep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0.7cm" svg:x="15.9cm" svg:y="16cm">
          <text:p text:style-name="P1"><text:span text:style-name="T1">arrive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cm" svg:height="0.6cm" svg:x="15.9cm" svg:y="16.7cm">
          <text:p text:style-name="P1"><text:span text:style-name="T1">moyenTransport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1.397cm" svg:x="20.7cm" svg:y="13.9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0.7cm" svg:y="13.901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0.7cm" svg:y="14.416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20.7cm" svg:y="14.93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0.7cm" svg:y="15.37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0.7cm" svg:y="15.37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0.7cm" svg:y="15.886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0.7cm" svg:y="15.37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0.7cm" svg:y="15.37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0.7cm" svg:y="15.886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7cm" svg:height="0.374cm" svg:x="19.9cm" svg:y="18.9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cm" svg:height="0.436cm" svg:x="19.9cm" svg:y="18.90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7cm" svg:height="0.436cm" svg:x="19.9cm" svg:y="18.9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cm" svg:height="0.436cm" svg:x="19.9cm" svg:y="19.001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1.397cm" svg:x="20.7cm" svg:y="13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26" draw:id="id26" draw:layer="layout" svg:width="0.7cm" svg:height="0.515cm" svg:x="20.7cm" svg:y="13.9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0.7cm" svg:y="14.41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20.7cm" svg:y="14.929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0.7cm" svg:y="15.3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0.7cm" svg:y="15.37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0.7cm" svg:y="15.885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0.7cm" svg:y="15.3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0.7cm" svg:y="15.371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0.7cm" svg:y="15.88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1.397cm" svg:x="19.875cm" svg:y="16.4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19.875cm" svg:y="16.46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19.875cm" svg:y="16.98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19.875cm" svg:y="17.494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19.875cm" svg:y="17.93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19.875cm" svg:y="17.936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19.875cm" svg:y="18.45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19.875cm" svg:y="17.93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19.875cm" svg:y="17.936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19.875cm" svg:y="18.45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1.397cm" svg:x="19.875cm" svg:y="16.4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19.875cm" svg:y="16.464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19.875cm" svg:y="16.979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19.875cm" svg:y="17.493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19.875cm" svg:y="17.9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19.875cm" svg:y="17.935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19.875cm" svg:y="18.449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19.875cm" svg:y="17.9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19.875cm" svg:y="17.935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19.875cm" svg:y="18.449cm">
          <text:p text:style-name="P1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7cm" svg:height="1.397cm" svg:x="20.7cm" svg:y="16.4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0.7cm" svg:y="16.401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0.7cm" svg:y="16.916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20.7cm" svg:y="17.43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0.7cm" svg:y="17.87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0.7cm" svg:y="17.87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0.7cm" svg:y="18.386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0.7cm" svg:y="17.87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0.7cm" svg:y="17.87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0.7cm" svg:y="18.386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1.397cm" svg:x="20.7cm" svg:y="16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0.7cm" svg:y="16.4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0.7cm" svg:y="16.91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20.7cm" svg:y="17.429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0.7cm" svg:y="17.8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0.7cm" svg:y="17.87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0.7cm" svg:y="18.385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0.7cm" svg:y="17.8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0.7cm" svg:y="17.871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0.7cm" svg:y="18.385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0.7cm" svg:x="15.9cm" svg:y="15.936cm">
          <text:p text:style-name="P1"><text:span text:style-name="T1">arrive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cm" svg:height="0.6cm" svg:x="15.9cm" svg:y="16.636cm">
          <text:p text:style-name="P1"><text:span text:style-name="T1">moyenTranspo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0" draw:id="id30" draw:layer="layout" svg:width="3.2cm" svg:height="0.7cm" svg:x="15.9cm" svg:y="15.936cm">
          <text:p text:style-name="P1"><text:span text:style-name="T1">arrive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2" draw:id="id32" draw:layer="layout" svg:width="3.2cm" svg:height="0.6cm" svg:x="15.9cm" svg:y="16.636cm">
          <text:p text:style-name="P1"><text:span text:style-name="T1">moyenTranspor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0.7cm" svg:y="14.35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20.7cm" svg:y="14.866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0.7cm" svg:y="15.3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0.7cm" svg:y="15.3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0.7cm" svg:y="15.822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0.7cm" svg:y="15.3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0.7cm" svg:y="15.3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0.7cm" svg:y="15.822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7cm" svg:height="0.374cm" svg:x="19.9cm" svg:y="18.83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cm" svg:height="0.436cm" svg:x="19.9cm" svg:y="18.83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7cm" svg:height="0.436cm" svg:x="19.9cm" svg:y="18.83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cm" svg:height="0.436cm" svg:x="19.9cm" svg:y="18.937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0.7cm" svg:y="14.35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20.7cm" svg:y="14.86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0.7cm" svg:y="15.30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0.7cm" svg:y="15.30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0.7cm" svg:y="15.821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0.7cm" svg:y="15.30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0.7cm" svg:y="15.307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0.7cm" svg:y="15.821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1.397cm" svg:x="19.875cm" svg:y="16.4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19.875cm" svg:y="16.401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19.875cm" svg:y="16.916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19.875cm" svg:y="17.43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19.875cm" svg:y="17.87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19.875cm" svg:y="17.87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19.875cm" svg:y="18.386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19.875cm" svg:y="17.87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19.875cm" svg:y="17.87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19.875cm" svg:y="18.386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1.397cm" svg:x="19.875cm" svg:y="16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31" draw:id="id31" draw:layer="layout" svg:width="0.7cm" svg:height="0.515cm" svg:x="19.875cm" svg:y="16.4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19.875cm" svg:y="16.91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19.875cm" svg:y="17.429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19.875cm" svg:y="17.8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19.875cm" svg:y="17.87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19.875cm" svg:y="18.385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19.875cm" svg:y="17.8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19.875cm" svg:y="17.871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19.875cm" svg:y="18.385cm">
          <text:p text:style-name="P1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7cm" svg:height="1.397cm" svg:x="20.7cm" svg:y="16.33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0.7cm" svg:y="16.337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0.7cm" svg:y="16.85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20.7cm" svg:y="17.366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0.7cm" svg:y="17.8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0.7cm" svg:y="17.8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0.7cm" svg:y="18.322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0.7cm" svg:y="17.8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0.7cm" svg:y="17.8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0.7cm" svg:y="18.322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1.397cm" svg:x="20.7cm" svg:y="16.3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0.7cm" svg:y="16.336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0.7cm" svg:y="16.851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20.7cm" svg:y="17.36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0.7cm" svg:y="17.80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0.7cm" svg:y="17.80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0.7cm" svg:y="18.321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0.7cm" svg:y="17.80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0.7cm" svg:y="17.807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0.7cm" svg:y="18.321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9.1cm" svg:y1="15.65cm" svg:x2="20.7cm" svg:y2="14.157cm" draw:start-shape="id25" draw:end-shape="id26" draw:end-glue-point="3" svg:d="M19100 15650h800v-1493h800" svg:viewBox="0 0 1601 1494">
          <text:p/>
        </draw:connector>
        <draw:custom-shape draw:style-name="gr8" draw:text-style-name="P1" draw:layer="layout" svg:width="0.7cm" svg:height="1.397cm" svg:x="24.2cm" svg:y="7.1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4.2cm" svg:y="7.101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4.2cm" svg:y="7.616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24.2cm" svg:y="8.13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4.2cm" svg:y="8.57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4.2cm" svg:y="8.57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4.2cm" svg:y="9.086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4.2cm" svg:y="8.57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4.2cm" svg:y="8.57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4.2cm" svg:y="9.086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1.397cm" svg:x="24.2cm" svg:y="7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4.2cm" svg:y="7.1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4.2cm" svg:y="7.615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24.2cm" svg:y="8.129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4.2cm" svg:y="8.5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4.2cm" svg:y="8.57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4.2cm" svg:y="9.085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4.2cm" svg:y="8.5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4.2cm" svg:y="8.57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4.2cm" svg:y="9.085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1.397cm" svg:x="25.5cm" svg:y="9.3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5.5cm" svg:y="9.301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5.5cm" svg:y="9.816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25.5cm" svg:y="10.33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5.5cm" svg:y="10.77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5.5cm" svg:y="10.77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5.5cm" svg:y="11.286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5.5cm" svg:y="10.77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5.5cm" svg:y="10.77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5.5cm" svg:y="11.286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1.397cm" svg:x="25.5cm" svg:y="9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5.5cm" svg:y="9.3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5.5cm" svg:y="9.815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25.5cm" svg:y="10.329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5.5cm" svg:y="10.7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5.5cm" svg:y="10.77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5.5cm" svg:y="11.285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5.5cm" svg:y="10.7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5.5cm" svg:y="10.77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5.5cm" svg:y="11.285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1.397cm" svg:x="25.5cm" svg:y="9.3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5.5cm" svg:y="9.301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5.5cm" svg:y="9.816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25.5cm" svg:y="10.33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5.5cm" svg:y="10.77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5.5cm" svg:y="10.77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5.5cm" svg:y="11.286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5.5cm" svg:y="10.77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5.5cm" svg:y="10.77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5.5cm" svg:y="11.286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1.397cm" svg:x="25.5cm" svg:y="9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27" draw:id="id27" draw:layer="layout" svg:width="0.7cm" svg:height="0.515cm" svg:x="25.5cm" svg:y="9.3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5.5cm" svg:y="9.815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25.5cm" svg:y="10.329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5.5cm" svg:y="10.7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5.5cm" svg:y="10.77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5.5cm" svg:y="11.285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25.5cm" svg:y="10.7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25.5cm" svg:y="10.77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25.5cm" svg:y="11.285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4.9cm" svg:y1="12.751cm" svg:x2="25.5cm" svg:y2="9.557cm" draw:start-shape="id22" draw:end-shape="id27" draw:end-glue-point="3" svg:d="M24900 12751l600-3194" svg:viewBox="0 0 601 3195">
          <text:p/>
        </draw:connector>
        <draw:connector draw:style-name="gr5" draw:text-style-name="P3" draw:layer="layout" draw:type="line" svg:x1="24.9cm" svg:y1="13.387cm" svg:x2="27cm" svg:y2="12.657cm" draw:start-shape="id28" draw:end-shape="id29" draw:end-glue-point="3" svg:d="M24900 13387l2100-730" svg:viewBox="0 0 2101 731">
          <text:p/>
        </draw:connector>
        <draw:connector draw:style-name="gr5" draw:text-style-name="P3" draw:layer="layout" draw:type="line" svg:x1="19.1cm" svg:y1="16.286cm" svg:x2="19.875cm" svg:y2="16.657cm" draw:start-shape="id30" draw:end-shape="id31" draw:end-glue-point="3" svg:d="M19100 16286l775 371" svg:viewBox="0 0 776 372">
          <text:p/>
        </draw:connector>
        <draw:custom-shape draw:style-name="gr8" draw:text-style-name="P1" draw:layer="layout" svg:width="0.7cm" svg:height="1.397cm" svg:x="14.3cm" svg:y="16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33" draw:id="id33" draw:layer="layout" svg:width="0.7cm" svg:height="0.515cm" svg:x="14.3cm" svg:y="16.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14.3cm" svg:y="16.715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0.442cm" svg:x="14.3cm" svg:y="17.229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14.3cm" svg:y="17.6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14.3cm" svg:y="17.67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14.3cm" svg:y="18.185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cm" svg:height="1.029cm" svg:x="14.3cm" svg:y="17.6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cm" svg:height="0.514cm" svg:x="14.3cm" svg:y="17.671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14.3cm" svg:y="18.185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515cm" svg:x="14.3cm" svg:y="18.685cm">
          <text:p text:style-name="P1"><text:span text:style-name="T1">\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5.9cm" svg:y1="16.936cm" svg:x2="15cm" svg:y2="16.457cm" draw:start-shape="id32" draw:start-glue-point="3" draw:end-shape="id33" draw:end-glue-point="1" svg:d="M15900 16936l-900-479" svg:viewBox="0 0 901 480">
          <text:p/>
        </draw:connector>
        <draw:connector draw:style-name="gr5" draw:text-style-name="P3" draw:layer="layout" svg:x1="11.6cm" svg:y1="15.75cm" svg:x2="15.9cm" svg:y2="15.65cm" draw:start-shape="id34" draw:end-shape="id25" svg:d="M11600 15750h2150v-100h2150" svg:viewBox="0 0 4301 101">
          <text:p/>
        </draw:connector>
        <draw:line draw:style-name="gr5" draw:text-style-name="P3" draw:layer="layout" svg:x1="13.5cm" svg:y1="7.7cm" svg:x2="14.5cm" svg:y2="7.7cm">
          <text:p/>
        </draw:line>
        <draw:line draw:style-name="gr5" draw:text-style-name="P3" draw:layer="layout" svg:x1="13.6cm" svg:y1="8.4cm" svg:x2="14.7cm" svg:y2="8.4cm">
          <text:p/>
        </draw:line>
        <draw:line draw:style-name="gr5" draw:text-style-name="P3" draw:layer="layout" svg:x1="13.5cm" svg:y1="9cm" svg:x2="14.6cm" svg:y2="9cm">
          <text:p/>
        </draw:line>
        <draw:line draw:style-name="gr5" draw:text-style-name="P3" draw:layer="layout" svg:x1="13.5cm" svg:y1="9.7cm" svg:x2="14.9cm" svg:y2="9.7cm">
          <text:p/>
        </draw:line>
        <draw:line draw:style-name="gr5" draw:text-style-name="P3" draw:layer="layout" svg:x1="13.4cm" svg:y1="10.3cm" svg:x2="14.5cm" svg:y2="10.3cm">
          <text:p/>
        </draw:line>
        <draw:line draw:style-name="gr5" draw:text-style-name="P3" draw:layer="layout" svg:x1="13.6cm" svg:y1="10.9cm" svg:x2="14.8cm" svg:y2="10.9cm">
          <text:p/>
        </draw:line>
        <draw:line draw:style-name="gr5" draw:text-style-name="P3" draw:layer="layout" svg:x1="13.1cm" svg:y1="11.5cm" svg:x2="15cm" svg:y2="1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7T15:42:49.249675973</meta:creation-date>
    <dc:date>2019-10-08T10:01:27.997652964</dc:date>
    <meta:editing-duration>PT29M26S</meta:editing-duration>
    <meta:editing-cycles>24</meta:editing-cycles>
    <meta:generator>LibreOffice/6.2.5.2$Linux_X86_64 LibreOffice_project/20$Build-2</meta:generator>
    <meta:document-statistic meta:object-count="490"/>
  </office:meta>
</office:document-meta>
</file>